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900000A19B9AB6C65FF35B42D.png" manifest:media-type="image/png"/>
  <manifest:file-entry manifest:full-path="Pictures/100002010000030A000003C255D2A765EBF205C3.png" manifest:media-type="image/png"/>
  <manifest:file-entry manifest:full-path="Pictures/100002010000031D000003CE33697250C35872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Figura2" text:anchor-type="paragraph" svg:x="-0.185cm" svg:y="0.439cm" svg:width="17cm" svg:height="20.775cm" draw:z-index="1"><draw:image xlink:href="Pictures/100002010000031D000003CE33697250C358720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width="16.422cm" svg:height="20.306cm" draw:z-index="2"><draw:image xlink:href="Pictures/100002010000030A000003C255D2A765EBF205C3.png" xlink:type="simple" xlink:show="embed" xlink:actuate="onLoad"/></draw:frame><text:soft-page-break/></text:p>
      <text:p text:style-name="Standard"/>
      <text:p text:style-name="Standard"><draw:frame draw:style-name="fr1" draw:name="Figura1" text:anchor-type="paragraph" svg:x="1.284cm" svg:y="0.406cm" svg:width="14.381cm" svg:height="23.661cm" draw:z-index="0"><draw:image xlink:href="Pictures/100002010000056900000A19B9AB6C65FF35B42D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7:43:51.900706968</meta:creation-date>
    <dc:date>2018-12-11T17:49:00.383857169</dc:date>
    <meta:editing-duration>PT5M9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5.2.7.2$Linux_X86_64 LibreOffice_project/20m0$Build-2</meta:generator>
  </office:meta>
</office:document-meta>
</file>